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weight="normal"/>
    </style:style>
    <style:style style:name="T8" style:family="text">
      <style:text-properties fo:background-color="#1ce29c" fo:font-size="9.000000000000000pt"/>
    </style:style>
    <style:style style:name="T9" style:family="text">
      <style:text-properties fo:font-size="9.000000000000000pt"/>
    </style:style>
    <style:style style:name="T10" style:family="text">
      <style:text-properties fo:font-size="7.000000000000000pt"/>
    </style:style>
    <style:style style:name="T11" style:family="text">
      <style:text-properties fo:font-family="仿宋" fo:font-size="12.000000000000000pt"/>
    </style:style>
    <style:style style:name="T12" style:family="text">
      <style:text-properties fo:font-family="Sans" fo:font-size="9.000000000000000pt"/>
    </style:style>
    <style:style style:name="T13" style:family="text">
      <style:text-properties fo:font-family="仿宋" fo:font-size="11.000000000000000pt"/>
    </style:style>
    <style:style style:name="T14" style:family="text">
      <style:text-properties fo:font-family="仿宋" fo:font-size="10.000000000000000pt"/>
    </style:style>
    <style:style style:name="T15" style:family="text">
      <style:text-properties fo:font-size="10.000000000000000pt" fo:font-weight="normal"/>
    </style:style>
    <style:style style:name="T1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text-properties fo:color="#000000" fo:font-family="宋体"/>
    </style:style>
    <style:style style:name="P10" style:parent-style-name="Head_202" style:family="paragraph">
      <style:text-properties fo:color="#000000" fo:font-family="Sans Serif"/>
    </style:style>
    <style:style style:name="P11" style:parent-style-name="Standard" style:family="paragraph">
      <style:text-properties fo:color="#000000" fo:font-family="宋体" fo:font-size="9.000000000000000pt"/>
    </style:style>
    <style:style style:name="P12"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9"><text:s text:c="4"/>{ KoPageFormat::IsoA3Size, <text:s text:c="6"/>QPrinter::A3, <text:s text:c="7"/>"A3", <text:s text:c="7"/>I18N_NOOP2("Page size", "ISO A3"), <text:s text:c="6"/>297.0, <text:s/>420.0 },</text:p>
      <text:p text:style-name="P9"><text:s text:c="4"/>{ KoPageFormat::IsoA4Size, <text:s text:c="6"/>QPrinter::A4, <text:s text:c="7"/>"A4", <text:s text:c="7"/>I18N_NOOP2("Page size", "ISO A4"), <text:s text:c="6"/>210.0, <text:s/>297.0 },</text:p>
      <text:p text:style-name="P9">....</text:p>
      <text:p text:style-name="P9">}</text:p>
      <text:p text:style-name="P9"/>
      <text:p text:style-name="P9">void KWFrameLayout::layoutFramesOnPage(int pageNumber)</text:p>
      <text:p text:style-name="P9">{</text:p>
      <text:p text:style-name="P9"><text:s text:c="4"/>/* assumes all frames are there and will do layouting of all the frames</text:p>
      <text:p text:style-name="P9"><text:s text:c="8"/>- headers/footers/main FS are positioned</text:p>
      <text:p text:style-name="P9"><text:s text:c="8"/>- normal frames are clipped to page */</text:p>
      <text:p text:style-name="P9"><text:s text:c="4"/>KWPage page = m_pageManager-&gt;page(pageNumber);</text:p>
      <text:p text:style-name="P9"><text:s text:c="4"/>Q_ASSERT(page.isValid());</text:p>
      <text:p text:style-name="P9"><text:s text:c="4"/>if (!page.isValid())</text:p>
      <text:p text:style-name="P9"><text:s text:c="4"/>{</text:p>
      <text:p text:style-name="P9"><text:s text:c="8"/>return;</text:p>
      <text:p text:style-name="P9"><text:s text:c="4"/>}</text:p>
      <text:p text:style-name="P9">...</text:p>
      <text:p text:style-name="P9"/>
      <text:p text:style-name="P9"/>
      <text:p text:style-name="P9"/>
      <text:p text:style-name="P9"/>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0"><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7">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9"><text:s text:c="4"/>///暂时将m_headerActive m_footerActive同步一个状态</text:p>
      <text:p text:style-name="P9"><text:s text:c="4"/>/// 20210630<text:s text:c="2"/></text:p>
      <text:p text:style-name="P9"><text:s text:c="4"/>临时改法，还不能确认正确。。。待后面更确认文档的读取方法后再</text:p>
      <text:p text:style-name="P5"><text:span text:style-name="T5">......???</text:span></text:p>
      <text:p text:style-name="P5"><text:span text:style-name="T5"><text:s text:c="4"/>if (m_headerActive || m_footerActive)</text:span></text:p>
      <text:p text:style-name="P9"><text:s text:c="4"/>{</text:p>
      <text:p text:style-name="P9"><text:s text:c="8"/>m_headerActive = true;</text:p>
      <text:p text:style-name="P9"><text:s text:c="8"/>m_footerActive = true;</text:p>
      <text:p text:style-name="P9"><text:s text:c="4"/>}</text:p>
      <text:p text:style-name="P9"/>
      <text:p text:style-name="P9">}</text:p>
      <text:p text:style-name="P9"/>
      <text:p text:style-name="P9"/>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9"><text:s text:c="16"/>m_currentTableStyleProperties-&gt;setProperties |= MSOOXML::TableStyleProperties::TopMargin;</text:p>
      <text:p text:style-name="P9"/>
      <text:p text:style-name="P9">//下面是文档的结构参考</text:p>
      <text:p text:style-name="P9"><text:span text:style-name="T8">void KWFrameLayout::layoutFramesOnPage(int pageNumber)</text:span></text:p>
      <text:p text:style-name="P9"><text:span text:style-name="T9">{</text:span></text:p>
      <text:p text:style-name="P9"><text:span text:style-name="T9"><text:s text:c="4"/>/* assumes all frames are there and will do layouting of all the frames</text:span></text:p>
      <text:p text:style-name="P9"><text:span text:style-name="T9"><text:s text:c="8"/>- headers/footers/main FS are positioned</text:span></text:p>
      <text:p text:style-name="P9"><text:span text:style-name="T9"><text:s text:c="8"/>- normal frames are clipped to page */</text:span></text:p>
      <text:p text:style-name="P9"><text:span text:style-name="T9"><text:s text:c="4"/>KWPage page = m_pageManager-&gt;page(pageNumber);</text:span></text:p>
      <text:p text:style-name="P9"><text:span text:style-name="T9"><text:s text:c="4"/>Q_ASSERT(page.isValid());</text:span></text:p>
      <text:p text:style-name="P9"><text:span text:style-name="T9"><text:s text:c="4"/>if (!page.isValid())</text:span></text:p>
      <text:p text:style-name="P9"><text:span text:style-name="T9"><text:s text:c="4"/>{</text:span></text:p>
      <text:p text:style-name="P9"><text:span text:style-name="T9"><text:s text:c="8"/>return;</text:span></text:p>
      <text:p text:style-name="P9"><text:span text:style-name="T9"><text:s text:c="4"/>}</text:span></text:p>
      <text:p text:style-name="P9"/>
      <text:p text:style-name="P9"><text:span text:style-name="T9"><text:s text:c="4"/>/* +-----------------+</text:span></text:p>
      <text:p text:style-name="P9"><text:span text:style-name="T9"><text:s text:c="7"/>| <text:s/>0 <text:s text:c="13"/>| &lt;- pageStyle-&gt;pageLayout()-&gt;topMargin + layout-&gt;topPadding</text:span></text:p>
      <text:p text:style-name="P9"><text:span text:style-name="T9"><text:s text:c="7"/>| <text:s/>1 <text:s/>[ header ] <text:s/>|</text:span></text:p>
      <text:p text:style-name="P9"><text:span text:style-name="T9"><text:s text:c="7"/>| <text:s/>2 <text:s text:c="13"/>| &lt;- pageStyle-&gt;headerDistance()</text:span></text:p>
      <text:p text:style-name="P9"><text:span text:style-name="T9"><text:s text:c="7"/>| <text:s/>3 <text:s/>[ maintxt ] |</text:span></text:p>
      <text:p text:style-name="P9"><text:span text:style-name="T9"><text:s text:c="7"/>| <text:s/>4 <text:s text:c="13"/>| &lt;- pageStyle-&gt;footerDistance()</text:span></text:p>
      <text:p text:style-name="P9"><text:span text:style-name="T9"><text:s text:c="7"/>| <text:s/>5 <text:s/>[ footer ] <text:s/>|</text:span></text:p>
      <text:p text:style-name="P9"><text:span text:style-name="T9"><text:s text:c="7"/>| <text:s/>6 <text:s text:c="13"/>| &lt;- pageStyle-&gt;pageLayout()-&gt;bottomMargin + layout-&gt;bottomPadding</text:span></text:p>
      <text:p text:style-name="P9"><text:span text:style-name="T9"><text:s text:c="7"/>+-----------------+ */</text:span></text:p>
      <text:p text:style-name="P9"/>
      <text:p text:style-name="P9"><text:span text:style-name="T9"><text:s text:c="4"/>// Create some data structures used for the layouting of the frames later</text:span></text:p>
      <text:p text:style-name="P9"><text:span text:style-name="T9"><text:s text:c="4"/>int minZIndex = INT_MAX;</text:span></text:p>
      <text:p text:style-name="P9"><text:span text:style-name="T9"><text:s text:c="4"/>qreal requestedHeight[7], minimumHeight[7], resultingPositions[7];</text:span></text:p>
      <text:p text:style-name="P9"><text:span text:style-name="T9"><text:s text:c="4"/>for (int i = 0; i &lt; 7; i++) <text:s text:c="2"/>// zero fill.</text:span></text:p>
      <text:p text:style-name="P9"><text:span text:style-name="T9"><text:s text:c="4"/>{</text:span></text:p>
      <text:p text:style-name="P9"><text:span text:style-name="T9"><text:s text:c="8"/>requestedHeight[i] = 0;</text:span></text:p>
      <text:p text:style-name="P9"><text:span text:style-name="T9"><text:s text:c="8"/>minimumHeight[i] = 0;</text:span></text:p>
      <text:p text:style-name="P9"><text:span text:style-name="T9"><text:s text:c="8"/>resultingPositions[i] = 0;</text:span></text:p>
      <text:p text:style-name="P9"><text:span text:style-name="T9"><text:s text:c="4"/>}</text:span></text:p>
      <text:p text:style-name="P9"/>
      <text:p text:style-name="P9"/>
      <text:p text:style-name="P9"><text:span text:style-name="T9">KoFilter::ConversionStatus DocxXmlDocumentReader::read_tblpPr()</text:span></text:p>
      <text:p text:style-name="P9"><text:span text:style-name="T9">{</text:span></text:p>
      <text:p text:style-name="P9"/>
      <text:p text:style-name="P9"><text:span text:style-name="T9"><text:s text:c="4"/>int bottom = 0, left =0, right = 0, top = 0;</text:span></text:p>
      <text:p text:style-name="P11"><text:s text:c="4"/>STRING_TO_INT(bottomFromText, bottom, QString("w:bottomFromText"));</text:p>
      <text:p text:style-name="P11"><text:s text:c="4"/>STRING_TO_INT(leftFromText, left, QString("w:leftFromText"));</text:p>
      <text:p text:style-name="P11"><text:s text:c="4"/>STRING_TO_INT(rightFromText, right, QString("w:rightFromText"));</text:p>
      <text:p text:style-name="P11"><text:s text:c="4"/>STRING_TO_INT(topFromText, top, QString("w:topFromText"));</text:p>
      <text:p text:style-name="P11">...</text:p>
      <text:p text:style-name="P11">}</text:p>
      <text:p text:style-name="P11"/>
      <text:p text:style-name="P11">void KoPageLayout::loadOdf(const KoXmlElement &amp;style)</text:p>
      <text:p text:style-name="P11">{</text:p>
      <text:p text:style-name="P11"/>
      <text:p text:style-name="P11">//出现读取的是默认值 topPadding bottomPadding</text:p>
      <text:p text:style-name="P11">}</text:p>
      <text:p text:style-name="P11"/>
      <text:p text:style-name="P11"/>
      <text:p text:style-name="P11"/>
      <text:p text:style-name="P11">docx xml 文档格式参考</text:p>
      <text:p text:style-name="P11">官方：</text:p>
      <text:p text:style-name="P11"><text:span text:style-name="T10">https://docs.microsoft.com/zh-cn/dotnet/api/documentformat.openxml.wordprocessing.topmargin?view=openxml-2.8.1</text:span></text:p>
      <text:p text:style-name="P11"/>
      <text:p text:style-name="P11"/>
      <text:p text:style-name="P11"><text:span text:style-name="T10">文档打开流程</text:span></text:p>
      <text:p text:style-name="P11">void KoPart::openExistingFile(const QUrl &amp;url)----------------》</text:p>
      <text:p text:style-name="P11">bool KoDocument::openUrl(const QUrl &amp;_url) -----------------&gt;</text:p>
      <text:p text:style-name="P11">bool KoDocument::openUrlInternal(const QUrl &amp;url)-----------&gt;</text:p>
      <text:p text:style-name="P11">bool openLocalFile()-----------&gt;</text:p>
      <text:p text:style-name="P11">bool KoDocument::openFile()------------&gt;</text:p>
      <text:p text:style-name="P11">QString KoFilterManager::importDocument(----&gt;</text:p>
      <text:p text:style-name="P11">KoFilter::ConversionStatus KoFilterChain::invokeChain()----&gt;</text:p>
      <text:p text:style-name="P11">KoFilter::ConversionStatus ChainLink::invokeFilter(----&gt;</text:p>
      <text:p text:style-name="P11">KoFilter::ConversionStatus KoOdfExporter::convert(-----------&gt;</text:p>
      <text:p text:style-name="P11">KoFilter::ConversionStatus MsooXmlImport::createDocument(-----------&gt;</text:p>
      <text:p text:style-name="P11">KoFilter::ConversionStatus MsooXmlImport::openFile(---------------&gt;</text:p>
      <text:p text:style-name="P11">KoFilter::ConversionStatus DocxImport::parseParts(----------------&gt;</text:p>
      <text:p text:style-name="P11">KoFilter::ConversionStatus MsooXmlImport::loadAndParseDocumentIfExists(</text:p>
      <text:p text:style-name="P11">KoFilter::ConversionStatus MsooXmlImport::loadAndParseDocumentInternal(</text:p>
      <text:p text:style-name="P11">....</text:p>
      <text:p text:style-name="P11">KoFilter::ConversionStatus DocxXmlDocumentReader::read(MSOOXML::MsooXmlReaderContext* context)</text:p>
      <text:p text:style-name="P11"/>
      <text:p text:style-name="P11">KoFilter::ConversionStatus DocxXmlDocumentReader::read_body()</text:p>
      <text:p text:style-name="P11"/>
      <text:p text:style-name="P11"/>
      <text:p text:style-name="P11"/>
      <text:p text:style-name="P11"/>
      <text:p text:style-name="P11"/>
      <text:p text:style-name="P11">？？？？？</text:p>
      <text:p text:style-name="P11">top <text:s/>bottom 值的来源？？？</text:p>
      <text:p text:style-name="P11">void TableStyleConverter::applyStyle(TableStyleProperties* styleProperties, KoCellStyle::Ptr&amp; style,</text:p>
      <text:p text:style-name="P11"><text:s text:c="37"/>int row, int column, const QPair&lt;int, int&gt; &amp;spans)</text:p>
      <text:p text:style-name="P11"/>
      <text:p text:style-name="P11"/>
      <text:p text:style-name="P11"/>
      <text:p text:style-name="P11"/>
      <text:p text:style-name="P11">？？？https://community.kde.org/Calligra/How_To_Use_libMSOOXML</text:p>
      <text:p text:style-name="P11"/>
      <text:p text:style-name="P11"/>
      <text:p text:style-name="P11">KoFilter::ConversionStatus DocxXmlDocumentReader::read_sectPr() 目前找到读取值错误更早地方？</text:p>
      <text:p text:style-name="P11">---&gt;此函数中 通过applyPageBorders 设置到参数中了</text:p>
      <text:p text:style-name="P11"/>
      <text:p text:style-name="P11"/>
      <text:p text:style-name="P11"/>
      <text:p text:style-name="P8"/>
      <text:p text:style-name="P5"/>
      <text:h text:outline-level="1" text:style-name="P4"><text:span text:style-name="T5"><text:bookmark text:name="框架|outline4"/>框架</text:span></text:h>
      <text:h text:outline-level="2" text:style-name="P10"><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0"><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1">Qtcreator<text:s/></text:span></text:h>
      <text:p text:style-name="P5"><text:span text:style-name="T9">C:\Qt\AStyle\bin\AStyle.exe</text:span></text:p>
      <text:p text:style-name="P5"><text:span text:style-name="T12">style=ansi</text:span></text:p>
      <text:p text:style-name="P6"><text:span text:style-name="T12">add-braces</text:span></text:p>
      <text:p text:style-name="P6"><text:span text:style-name="T12">indent-switches</text:span></text:p>
      <text:p text:style-name="P6"/>
      <text:h text:outline-level="2" text:style-name="P10"><text:span text:style-name="T13">遇到的设置问题</text:span></text:h>
      <text:h text:outline-level="3" text:style-name="P12"><text:span text:style-name="T14">调试速度</text:span></text:h>
      <text:p text:style-name="P5"><text:span text:style-name="T14">Options/Build&amp;Run/General: 取消Always deploy project before running it</text:span></text:p>
      <text:p text:style-name="P5"/>
      <text:h text:outline-level="3" text:style-name="P12"><text:span text:style-name="T15">配置修改问题</text:span></text:h>
      <text:p text:style-name="P5"><text:span text:style-name="T16">不要轻易修改 Options/Debugger/CDB: Use Python dumper 取消会出现无法调试问题，需要删除</text:span></text:p>
      <text:p text:style-name="P5"><text:span text:style-name="T16">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8" style:display-name="Contents 8" style:family="paragraph">
      <style:paragraph-properties fo:margin-left="56.000000000000000pt"/>
    </style:style>
    <style:style style:name="Head_201" style:default-outline-level="1" style:display-name="Head 1" style:family="paragraph" style:next-style-name="Standard">
      <style:text-properties fo:font-size="20.000000000000000pt" fo:font-weight="bold"/>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00</meta:editing-cycles>
    <dc:date>2021-06-30T18:23:51</dc:date>
    <meta:creation-date>2008-08-22T11:41:04</meta:creation-date>
  </office:meta>
</office:document-meta>
</file>